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468" officeooo:paragraph-rsid="000344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wsgiref.simple_server import make_server</text:p>
      <text:p text:style-name="P1">from pyramid.config import Configurator</text:p>
      <text:p text:style-name="P1">from pyramid.response import Response</text:p>
      <text:p text:style-name="P1"/>
      <text:p text:style-name="P1"/>
      <text:p text:style-name="P1">def hello_world(request):</text:p>
      <text:p text:style-name="P1"><text:s text:c="4"/>return Response('Hello %(name)s!' % request.matchdict)</text:p>
      <text:p text:style-name="P1"/>
      <text:p text:style-name="P1">if __name__ == '__main__':</text:p>
      <text:p text:style-name="P1"><text:s text:c="4"/>config = Configurator()</text:p>
      <text:p text:style-name="P1"><text:s text:c="4"/>config.add_route('hello', '/hello/{name}')</text:p>
      <text:p text:style-name="P1"><text:s text:c="4"/>config.add_view(hello_world, route_name='hello')</text:p>
      <text:p text:style-name="P1"><text:s text:c="4"/>app = config.make_wsgi_app()</text:p>
      <text:p text:style-name="P1"><text:s text:c="4"/>server = make_server('0.0.0.0', 8080, app)</text:p>
      <text:p text:style-name="P1"><text:s text:c="4"/>server.serve_forever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09:15:37.100601632</meta:creation-date>
    <dc:date>2016-12-29T09:15:51.771122092</dc:date>
    <meta:editing-duration>P0D</meta:editing-duration>
    <meta:editing-cycles>1</meta:editing-cycles>
    <meta:document-statistic meta:table-count="0" meta:image-count="0" meta:object-count="0" meta:page-count="1" meta:paragraph-count="12" meta:word-count="39" meta:character-count="459" meta:non-whitespace-character-count="404"/>
    <meta:generator>LibreOffice/4.2.3.3$Linux_X86_64 LibreOffice_project/420m0$Build-3</meta:generator>
  </office:meta>
</office:document-meta>
</file>